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edd5" officeooo:paragraph-rsid="001aedd5"/>
    </style:style>
    <style:style style:name="P2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aedd5" officeooo:paragraph-rsid="001aedd5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1aedd5" officeooo:paragraph-rsid="001aedd5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1ef80b" officeooo:paragraph-rsid="001ef80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20dee0" officeooo:paragraph-rsid="0020dee0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3pt" fo:font-weight="bold" officeooo:rsid="0020e2ab" officeooo:paragraph-rsid="0020e2ab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3pt" officeooo:paragraph-rsid="001cad7d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paragraph-rsid="001ef80b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1ef80b" officeooo:paragraph-rsid="001ef80b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20dee0" officeooo:paragraph-rsid="0020dee0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20e2ab" officeooo:paragraph-rsid="0020e2ab" style:font-size-asian="13pt" style:font-size-complex="13pt"/>
    </style:style>
    <style:style style:name="T1" style:family="text">
      <style:text-properties officeooo:rsid="001aedd5"/>
    </style:style>
    <style:style style:name="T2" style:family="text">
      <style:text-properties officeooo:rsid="001cad7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ad7d" style:font-weight-asian="bold" style:font-weight-complex="bold"/>
    </style:style>
    <style:style style:name="T5" style:family="text">
      <style:text-properties fo:font-weight="bold" officeooo:rsid="001eb073" style:font-weight-asian="bold" style:font-weight-complex="bold"/>
    </style:style>
    <style:style style:name="T6" style:family="text">
      <style:text-properties fo:font-weight="bold" officeooo:rsid="0020e2ab" style:font-weight-asian="bold" style:font-weight-complex="bold"/>
    </style:style>
    <style:style style:name="T7" style:family="text">
      <style:text-properties fo:font-weight="bold" officeooo:rsid="001f1382" style:font-weight-asian="bold" style:font-weight-complex="bold"/>
    </style:style>
    <style:style style:name="T8" style:family="text">
      <style:text-properties fo:font-weight="bold" officeooo:rsid="0020dee0" style:font-weight-asian="bold" style:font-weight-complex="bold"/>
    </style:style>
    <style:style style:name="T9" style:family="text">
      <style:text-properties fo:font-weight="bold" officeooo:rsid="0020e49d" style:font-weight-asian="bold" style:font-weight-complex="bold"/>
    </style:style>
    <style:style style:name="T10" style:family="text">
      <style:text-properties fo:font-weight="bold" officeooo:rsid="002270c1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cad7d" style:font-weight-asian="normal" style:font-weight-complex="normal"/>
    </style:style>
    <style:style style:name="T13" style:family="text">
      <style:text-properties fo:font-weight="normal" officeooo:rsid="001eb073" style:font-weight-asian="normal" style:font-weight-complex="normal"/>
    </style:style>
    <style:style style:name="T14" style:family="text">
      <style:text-properties fo:font-weight="normal" officeooo:rsid="001ef80b" style:font-weight-asian="normal" style:font-weight-complex="normal"/>
    </style:style>
    <style:style style:name="T15" style:family="text">
      <style:text-properties fo:font-weight="normal" officeooo:rsid="001f1382" style:font-weight-asian="normal" style:font-weight-complex="normal"/>
    </style:style>
    <style:style style:name="T16" style:family="text">
      <style:text-properties fo:font-weight="normal" officeooo:rsid="0020dee0" style:font-weight-asian="normal" style:font-weight-complex="normal"/>
    </style:style>
    <style:style style:name="T17" style:family="text">
      <style:text-properties fo:font-weight="normal" officeooo:rsid="0020e2ab" style:font-weight-asian="normal" style:font-weight-complex="normal"/>
    </style:style>
    <style:style style:name="T18" style:family="text">
      <style:text-properties fo:font-weight="normal" officeooo:rsid="0020e49d" style:font-weight-asian="normal" style:font-weight-complex="normal"/>
    </style:style>
    <style:style style:name="T19" style:family="text">
      <style:text-properties fo:font-weight="normal" officeooo:rsid="002270c1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1cad7d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1eb073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1f1382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 fo:font-weight="normal" officeooo:rsid="0020dee0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fo:font-weight="normal" officeooo:rsid="0020e2ab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20e49d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2270c1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23abcf" style:font-weight-asian="normal" style:font-weight-complex="normal"/>
    </style:style>
    <style:style style:name="T29" style:family="text">
      <style:text-properties style:text-underline-style="solid" style:text-underline-width="auto" style:text-underline-color="font-color" officeooo:rsid="001aedd5"/>
    </style:style>
    <style:style style:name="T30" style:family="text">
      <style:text-properties style:text-underline-style="none" fo:font-weight="normal" officeooo:rsid="001eb073" style:font-weight-asian="normal" style:font-weight-complex="normal"/>
    </style:style>
    <style:style style:name="T31" style:family="text">
      <style:text-properties style:text-underline-style="none" fo:font-weight="normal" officeooo:rsid="0020e49d" style:font-weight-asian="normal" style:font-weight-complex="normal"/>
    </style:style>
    <style:style style:name="T32" style:family="text">
      <style:text-properties officeooo:rsid="0020e49d"/>
    </style:style>
    <style:style style:name="T33" style:family="text">
      <style:text-properties fo:font-size="96pt" fo:font-weight="bold" officeooo:rsid="00235faf" style:font-size-asian="84pt" style:font-weight-asian="bold" style:font-size-complex="96pt" style:font-weight-complex="bold"/>
    </style:style>
    <style:style style:name="T34" style:family="text">
      <style:text-properties style:font-name="Liberation Serif1" style:text-underline-style="solid" style:text-underline-width="auto" style:text-underline-color="font-color" fo:font-weight="normal" officeooo:rsid="0023abcf" style:font-weight-asian="normal" style:font-weight-complex="normal"/>
    </style:style>
    <style:style style:name="T35" style:family="text">
      <style:text-properties style:font-name="Liberation Serif1" style:text-underline-style="solid" style:text-underline-width="auto" style:text-underline-color="font-color" fo:font-weight="normal" officeooo:rsid="0023abcf" style:font-name-asian="Liberation Serif1" style:font-weight-asian="normal" style:font-name-complex="Liberation Serif1" style:font-weight-complex="normal"/>
    </style:style>
    <style:style style:name="T36" style:family="text">
      <style:text-properties style:font-name="Liberation Serif" style:text-underline-style="solid" style:text-underline-width="auto" style:text-underline-color="font-color" fo:font-weight="normal" officeooo:rsid="0023abcf" style:font-weight-asian="normal" style:font-weight-complex="normal"/>
    </style:style>
    <style:style style:name="T37" style:family="text">
      <style:text-properties style:font-name="Liberation Serif" style:text-underline-style="solid" style:text-underline-width="auto" style:text-underline-color="font-color" fo:font-weight="normal" officeooo:rsid="0023abcf" style:font-name-asian="DejaVu Sans" style:font-weight-asian="normal" style:font-name-complex="FreeSans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cénario</text:p>
      <text:p text:style-name="P1"/>
      <text:p text:style-name="P3">Cas 1 : Page accueil affichée</text:p>
      <text:p text:style-name="P3"/>
      <text:p text:style-name="P7"><text:span text:style-name="T1"><text:tab/></text:span><text:span text:style-name="T29">Si</text:span><text:span text:style-name="T1"> le visiteur clique sur le bouton </text:span><text:span text:style-name="T4">voir tous les albums </text:span><text:span text:style-name="T12">(bouton avec un œil)</text:span></text:p>
      <text:p text:style-name="P7"><text:span text:style-name="T12"><text:tab/></text:span><text:span text:style-name="T21">Alors</text:span><text:span text:style-name="T12"> affiche page Albums</text:span></text:p>
      <text:p text:style-name="P7"><text:span text:style-name="T12"><text:tab/></text:span><text:span text:style-name="T21">Si</text:span><text:span text:style-name="T12"> le visiteur clique sur le bouton </text:span><text:span text:style-name="T4">Nouvel album</text:span><text:span text:style-name="T12"> (bouton avec une fenêtre avec un +)</text:span></text:p>
      <text:p text:style-name="P7"><text:span text:style-name="T12"><text:tab/></text:span><text:span text:style-name="T21">Alors</text:span><text:span text:style-name="T12"> affiche page Création d’album</text:span></text:p>
      <text:p text:style-name="P7"><text:span text:style-name="T12"><text:tab/></text:span><text:span text:style-name="T21">Si</text:span><text:span text:style-name="T12"> le visiteur clique sur le bouton </text:span><text:span text:style-name="T4">Supprime un album</text:span><text:span text:style-name="T12"> (bouton avec une corbeille)</text:span></text:p>
      <text:p text:style-name="P7"><text:span text:style-name="T12"><text:tab/></text:span><text:span text:style-name="T21">Alors</text:span><text:span text:style-name="T12"> ajouter des cases à cocher à coté des albums existant</text:span></text:p>
      <text:p text:style-name="P7"><text:span text:style-name="T12"><text:tab/></text:span><text:span text:style-name="T21">Si</text:span><text:span text:style-name="T12"> le visiteur clique sur le bouton </text:span><text:span text:style-name="T4">Profil </text:span><text:span text:style-name="T12">(bouton avec une silhouette)</text:span></text:p>
      <text:p text:style-name="P7"><text:span text:style-name="T12"><text:tab/></text:span><text:span text:style-name="T21">Alors</text:span><text:span text:style-name="T12"> afficher page Profil</text:span></text:p>
      <text:p text:style-name="P7"><text:span text:style-name="T12"><text:tab/></text:span><text:span text:style-name="T22">Si</text:span><text:span text:style-name="T13"> le visiteur clique </text:span><text:span text:style-name="T5">sur n’importe quelle Album présent sur l’écran d’accueil</text:span></text:p>
      <text:p text:style-name="P7"><text:span text:style-name="T13"><text:tab/></text:span><text:span text:style-name="T22">Alors</text:span><text:span text:style-name="T30"> </text:span><text:span text:style-name="T13">affiche page de l’album </text:span><text:span text:style-name="T14">en question</text:span></text:p>
      <text:p text:style-name="P7"><text:span text:style-name="T12"><text:tab/></text:span><text:span text:style-name="T21">Fin si</text:span></text:p>
      <text:p text:style-name="P7"><text:span text:style-name="T12"/></text:p>
      <text:p text:style-name="P4"><text:span text:style-name="T2">C</text:span>as 2 : Page de tous les albums affichée</text:p>
      <text:p text:style-name="P9"><text:span text:style-name="T11"/></text:p>
      <text:p text:style-name="P9"><text:span text:style-name="T11"><text:tab/></text:span><text:span text:style-name="T20">Si</text:span><text:span text:style-name="T11"> le visiteur clique </text:span><text:span text:style-name="T3">sur n’importe quel Album présent sur la page</text:span></text:p>
      <text:p text:style-name="P9"><text:span text:style-name="T11"><text:tab/></text:span><text:span text:style-name="T20">Alors</text:span><text:span text:style-name="T11"> affiche page de l’album en question</text:span></text:p>
      <text:p text:style-name="P9"><text:span text:style-name="T11"><text:tab/></text:span><text:span text:style-name="T20">Si</text:span><text:span text:style-name="T11"> le visiteur clique </text:span><text:span text:style-name="T6">sur l</text:span><text:span text:style-name="T3">e bouton Accueil</text:span></text:p>
      <text:p text:style-name="P9"><text:span text:style-name="T11"><text:tab/></text:span><text:span text:style-name="T20">Alors</text:span><text:span text:style-name="T11"> affiche page accueil</text:span></text:p>
      <text:p text:style-name="P9"><text:span text:style-name="T11"><text:tab/></text:span><text:span text:style-name="T26">Fin si</text:span></text:p>
      <text:p text:style-name="P9"><text:span text:style-name="T11"><text:tab/></text:span></text:p>
      <text:p text:style-name="P4">Cas 3 : Page d’un album affichée</text:p>
      <text:p text:style-name="P9"><text:span text:style-name="T11"/></text:p>
      <text:p text:style-name="P9"><text:span text:style-name="T11"><text:tab/></text:span><text:span text:style-name="T20">Si</text:span><text:span text:style-name="T11"> le visiteur clique </text:span><text:span text:style-name="T3">sur </text:span><text:span text:style-name="T7">le bouton accueil</text:span></text:p>
      <text:p text:style-name="P9"><text:span text:style-name="T15"><text:tab/></text:span><text:span text:style-name="T23">Alors</text:span><text:span text:style-name="T15"> affiche page accueil</text:span></text:p>
      <text:p text:style-name="P9"><text:span text:style-name="T15"><text:tab/></text:span><text:span text:style-name="T23">Si</text:span><text:span text:style-name="T15"> le visiteur clique </text:span><text:span text:style-name="T7">sur le bouton Supprime un album</text:span></text:p>
      <text:p text:style-name="P9"><text:span text:style-name="T15"><text:tab/></text:span><text:span text:style-name="T23">Alors</text:span><text:span text:style-name="T15"> affiche onglet de confirmation de suppression</text:span></text:p>
      <text:p text:style-name="P9"><text:span text:style-name="T15"><text:tab/></text:span><text:span text:style-name="T23">Si</text:span><text:span text:style-name="T15"> le visiteur clique </text:span><text:span text:style-name="T7">sur le bouton Ajouter une/des images (Bouton avec une </text:span><text:span text:style-name="T8">flèche</text:span><text:span text:style-name="T7"> vers le bas)</text:span></text:p>
      <text:p text:style-name="P9"><text:span text:style-name="T15"><text:tab/></text:span><text:span text:style-name="T23">Alors</text:span><text:span text:style-name="T15"> ouverture de la galerie de l’utilisateur + l’utilisateur sélectionne les photos qu’il veut ajouter et confirme avec un bouton en bas à droite ou annule avec un autre bouton en bas à droite</text:span></text:p>
      <text:p text:style-name="P9"><text:span text:style-name="T15"><text:tab/></text:span><text:span text:style-name="T23">Si</text:span><text:span text:style-name="T15"> le visiteur clique </text:span><text:span text:style-name="T7">sur le bouton partager (Bouton avec une </text:span><text:span text:style-name="T8">flèche</text:span><text:span text:style-name="T7"> vers la droite)</text:span></text:p>
      <text:p text:style-name="P9"><text:span text:style-name="T15"><text:tab/></text:span><text:span text:style-name="T23">Alors</text:span><text:span text:style-name="T15"> affiche un onglet avec une liste d’applications avec lesquelles partager </text:span><text:span text:style-name="T16">l’album</text:span></text:p>
      <text:p text:style-name="P9"><text:span text:style-name="T16"><text:tab/></text:span><text:span text:style-name="T24">Si</text:span><text:span text:style-name="T16"> le visiteur clique </text:span><text:span text:style-name="T8">sur le bouton modifier (bouton avec un crayon)</text:span></text:p>
      <text:p text:style-name="P9"><text:span text:style-name="T16"><text:tab/></text:span><text:span text:style-name="T24">Alors</text:span><text:span text:style-name="T16"> Permettre au visiteur de modifier le nom de l’album</text:span></text:p>
      <text:p text:style-name="P8"><text:span text:style-name="T16"><text:tab/></text:span><text:span text:style-name="T24">Si</text:span><text:span text:style-name="T16"> le visiteur clique </text:span><text:span text:style-name="T8">sur le bouton diaporama (bouton avec un œil)</text:span></text:p>
      <text:p text:style-name="P8"><text:span text:style-name="T16"><text:tab/></text:span><text:span text:style-name="T24">Alors</text:span><text:span text:style-name="T16"> faire défiler les photos de l’album sous forme de diaporama</text:span></text:p>
      <text:p text:style-name="P8"><text:span text:style-name="T16"><text:tab/></text:span><text:span text:style-name="T26">Fin si</text:span></text:p>
      <text:p text:style-name="P8"><text:span text:style-name="T16"/></text:p>
      <text:p text:style-name="P5">Cas 4 : Page Profil affichée</text:p>
      <text:p text:style-name="P10"><text:span text:style-name="T11"/></text:p>
      <text:p text:style-name="P10"><text:span text:style-name="T11"><text:tab/></text:span><text:span text:style-name="T20">Si</text:span><text:span text:style-name="T11"> le visiteur </text:span><text:span text:style-name="T17">clique </text:span><text:span text:style-name="T6">sur le bouton accueil</text:span></text:p>
      <text:p text:style-name="P10"><text:span text:style-name="T17"><text:tab/></text:span><text:span text:style-name="T25">Alors</text:span><text:span text:style-name="T17"> affiche pas accueil</text:span></text:p>
      <text:p text:style-name="P10"><text:soft-page-break/><text:span text:style-name="T17"><text:tab/></text:span><text:span text:style-name="T25">Si</text:span><text:span text:style-name="T17"> le visiteur clique </text:span><text:span text:style-name="T6">sur le bouton de sauvegarde</text:span></text:p>
      <text:p text:style-name="P10"><text:span text:style-name="T17"><text:tab/></text:span><text:span text:style-name="T25">Alors</text:span><text:span text:style-name="T17"> enregistrer les potentielles modifications de visiteur</text:span></text:p>
      <text:p text:style-name="P10"><text:span text:style-name="T17"><text:tab/></text:span><text:span text:style-name="T26">Fin si</text:span></text:p>
      <text:p text:style-name="P10"><text:span text:style-name="T17"/></text:p>
      <text:p text:style-name="P6">Cas 5 : Page <text:span text:style-name="T32">Création d’album affichée</text:span></text:p>
      <text:p text:style-name="P11"><text:span text:style-name="T18"/></text:p>
      <text:p text:style-name="P11"><text:span text:style-name="T18"><text:tab/></text:span><text:span text:style-name="T26">Si</text:span><text:span text:style-name="T18"> le visiteur clique </text:span><text:span text:style-name="T9">sur la flèche qui pointe vers le bas</text:span></text:p>
      <text:p text:style-name="P11"><text:span text:style-name="T18"><text:tab/></text:span><text:span text:style-name="T26">Alors</text:span><text:span text:style-name="T18"> afficher la galerie de l’utilisateur et un bouton de confirmation en bas a droite à appuyer une fois les photos sélectionnées</text:span></text:p>
      <text:p text:style-name="P11"><text:span text:style-name="T18"><text:tab/></text:span><text:span text:style-name="T26">Si</text:span><text:span text:style-name="T18"> le visiteur clique </text:span><text:span text:style-name="T9">sur le bouton créer en bas à droite</text:span></text:p>
      <text:p text:style-name="P11"><text:span text:style-name="T18"><text:tab/></text:span><text:span text:style-name="T26">Alors</text:span><text:span text:style-name="T18"> ajouter le nouvel album avec ces informations dans les albums actuels</text:span></text:p>
      <text:p text:style-name="P11"><text:span text:style-name="T18"><text:tab/></text:span><text:span text:style-name="T27">Si</text:span><text:span text:style-name="T19"> le visiteur clique </text:span><text:span text:style-name="T10">sur le bouton annuler</text:span></text:p>
      <text:p text:style-name="P11"><text:span text:style-name="T19"><text:tab/></text:span><text:span text:style-name="T27">Alors</text:span><text:span text:style-name="T19"> ne pas enregistrer ce que le visiteur a pu faire et revenir à la page d’accueil</text:span></text:p>
      <text:p text:style-name="P11"><text:span text:style-name="T18"><text:tab/></text:span><text:span text:style-name="T26">Fin si</text:span></text:p>
      <text:p text:style-name="P11"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08:12:36.245376403</meta:creation-date>
    <dc:date>2021-11-24T09:43:40.370853316</dc:date>
    <meta:editing-duration>PT38M40S</meta:editing-duration>
    <meta:editing-cycles>7</meta:editing-cycles>
    <meta:generator>LibreOffice/6.1.5.2$Linux_X86_64 LibreOffice_project/10$Build-2</meta:generator>
    <meta:document-statistic meta:table-count="0" meta:image-count="0" meta:object-count="0" meta:page-count="2" meta:paragraph-count="48" meta:word-count="440" meta:character-count="2514" meta:non-whitespace-character-count="2079"/>
  </office:meta>
</office:document-meta>
</file>